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21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94cm" fo:min-width="2.68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12cm" fo:min-width="3.19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82cm" fo:min-width="3.56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94cm" fo:min-width="2.79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stroke="solid" draw:marker-end="Arrow" draw:marker-end-width="0.3cm" draw:fill="solid" draw:textarea-vertical-align="middle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75cm" fo:min-width="4.004cm"/>
      <style:paragraph-properties style:writing-mode="lr-tb"/>
    </style:style>
    <style:style style:name="gr9" style:family="graphic" style:parent-style-name="objectwithoutfill">
      <style:graphic-properties draw:stroke="solid" svg:stroke-width="0.159cm" draw:marker-start-width="0.439cm" draw:marker-end="Arrow" draw:marker-end-width="0.539cm" draw:fill="solid" draw:textarea-vertical-align="middle" fo:padding-top="0.205cm" fo:padding-bottom="0.205cm" fo:padding-left="0.33cm" fo:padding-right="0.33cm"/>
    </style:style>
    <style:style style:name="gr10" style:family="graphic" style:parent-style-name="standard">
      <style:graphic-properties draw:textarea-horizontal-align="justify" draw:textarea-vertical-align="middle" draw:auto-grow-height="false" fo:min-height="1.65cm" fo:min-width="4.62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36cm" fo:min-width="4.046cm"/>
      <style:paragraph-properties style:writing-mode="lr-tb"/>
    </style:style>
    <style:style style:name="gr12" style:family="graphic" style:parent-style-name="standard">
      <style:graphic-properties draw:stroke="dash" draw:stroke-dash="Double_20_Dash" draw:textarea-horizontal-align="justify" draw:textarea-vertical-align="middle" draw:auto-grow-height="false" fo:min-height="1.164cm" fo:min-width="3.35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36cm" fo:min-width="4.35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952cm" fo:min-width="2.90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164cm" fo:min-width="3.35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05cm" fo:min-width="5.10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2.30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448cm" fo:min-width="4.78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06cm" fo:min-width="3.9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35cm" fo:min-width="2.876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75cm" fo:min-width="5.10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094cm" fo:min-width="3.25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448cm" fo:min-width="4.274cm"/>
      <style:paragraph-properties style:writing-mode="lr-tb"/>
    </style:style>
    <style:style style:name="gr24" style:family="graphic" style:parent-style-name="standard">
      <style:graphic-properties draw:stroke="solid" draw:stroke-dash="Long_20_Dash" draw:textarea-horizontal-align="justify" draw:textarea-vertical-align="middle" draw:auto-grow-height="false" fo:min-height="1.094cm" fo:min-width="3.259cm"/>
      <style:paragraph-properties style:writing-mode="lr-tb"/>
    </style:style>
    <style:style style:name="gr25" style:family="graphic" style:parent-style-name="objectwithoutfill">
      <style:graphic-properties svg:stroke-width="0.159cm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textarea-horizontal-align="justify" draw:textarea-vertical-align="middle" draw:auto-grow-height="false" fo:min-height="1.448cm" fo:min-width="4.78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378cm" fo:min-width="3.46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528cm" fo:min-width="0.7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882cm" fo:min-width="1.764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67cm" fo:min-width="1.834cm"/>
      <style:paragraph-properties style:writing-mode="lr-tb"/>
    </style:style>
    <style:style style:name="gr31" style:family="graphic" style:parent-style-name="standard" style:list-style-name="L1">
      <style:graphic-properties draw:auto-grow-height="false" fo:min-height="1.462cm" fo:min-width="7.874cm" fo:wrap-option="no-wrap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236cm" fo:min-width="3.766cm"/>
      <style:paragraph-properties style:writing-mode="lr-tb"/>
    </style:style>
    <style:style style:name="gr33" style:family="graphic" style:parent-style-name="objectwithoutfill">
      <style:graphic-properties draw:marker-start="" draw:marker-end="Line_20_Arrow" draw:marker-end-width="0.3cm" draw:fill="solid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0.584cm" fo:min-width="1.87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094cm" fo:min-width="3.66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164cm" fo:min-width="4.173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2.85cm" fo:min-width="4.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59cm" fo:min-width="3.248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35cm" fo:min-width="1.2cm"/>
      <style:paragraph-properties style:writing-mode="lr-tb"/>
    </style:style>
    <style:style style:name="gr40" style:family="graphic" style:parent-style-name="objectwithoutfill">
      <style:graphic-properties draw:marker-end="" draw:marker-end-width="0.3cm" draw:fill="solid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1.85cm" fo:min-width="1.5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3.75cm" fo:min-width="7.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 style:writing-mode="lr-tb"/>
      <style:text-properties style:text-underline-style="none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35cm" svg:height="2.4cm" svg:x="10.441cm" svg:y="10.9cm">
          <text:p text:style-name="P1">reserve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draw:layer="layout" svg:width="4.504cm" svg:height="1.9cm" svg:x="4.228cm" svg:y="6.4cm">
          <text:p text:style-name="P1">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5.227cm" svg:height="1.5cm" svg:x="4.073cm" svg:y="4cm">
          <text:p text:style-name="P2"><text:span text:style-name="T1">cust_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5.745cm" svg:height="1.6cm" svg:x="9.664cm" svg:y="2.3cm">
          <text:p text:style-name="P1">passwor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4.659cm" svg:height="1.9cm" svg:x="18.362cm" svg:y="4.9cm">
          <text:p text:style-name="P1">emai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draw:layer="layout" svg:x1="14.944cm" svg:y1="7cm" svg:x2="18.516cm" svg:y2="7.7cm">
          <text:p/>
        </draw:line>
        <draw:line draw:style-name="gr6" draw:text-style-name="P3" draw:layer="layout" svg:x1="14.012cm" svg:y1="6.5cm" svg:x2="18.516cm" svg:y2="5.7cm">
          <text:p/>
        </draw:line>
        <draw:line draw:style-name="gr7" draw:text-style-name="P3" draw:layer="layout" svg:x1="13.857cm" svg:y1="6.301cm" svg:x2="17.119cm" svg:y2="4cm">
          <text:p/>
        </draw:line>
        <draw:line draw:style-name="gr6" draw:text-style-name="P3" draw:layer="layout" svg:x1="12.614cm" svg:y1="6.2cm" svg:x2="12.614cm" svg:y2="3.9cm">
          <text:p/>
        </draw:line>
        <draw:line draw:style-name="gr6" draw:text-style-name="P3" draw:layer="layout" svg:x1="11.372cm" svg:y1="6.4cm" svg:x2="9.042cm" svg:y2="5cm">
          <text:p/>
        </draw:line>
        <draw:line draw:style-name="gr6" draw:text-style-name="P3" draw:layer="layout" svg:x1="10.907cm" svg:y1="7.1cm" svg:x2="8.577cm" svg:y2="7.5cm">
          <text:p/>
        </draw:line>
        <draw:custom-shape draw:style-name="gr5" draw:text-style-name="P1" draw:layer="layout" svg:width="4.659cm" svg:height="1.9cm" svg:x="18.516cm" svg:y="7cm">
          <text:p text:style-name="P1">Addres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4.504cm" svg:height="2cm" svg:x="10.905cm" svg:y="6.3cm">
          <text:p text:style-name="P4">custom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3.236cm" svg:y1="8.3cm" svg:x2="13.236cm" svg:y2="11cm">
          <text:p/>
        </draw:line>
        <draw:custom-shape draw:style-name="gr10" draw:text-style-name="P1" draw:layer="layout" svg:width="5.126cm" svg:height="1.9cm" svg:x="10.905cm" svg:y="16.5cm">
          <text:p text:style-name="P1">Fligh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3.236cm" svg:y1="13.2cm" svg:x2="13.236cm" svg:y2="16.6cm">
          <text:p/>
        </draw:line>
        <draw:custom-shape draw:style-name="gr11" draw:text-style-name="P1" draw:layer="layout" svg:width="6.428cm" svg:height="2.1cm" svg:x="19.907cm" svg:y="18.5cm">
          <text:p text:style-name="P1">Departure_ti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5.448cm" svg:height="2cm" svg:x="2.352cm" svg:y="17.5cm">
          <text:p text:style-name="P1">Flight_ti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6.859cm" svg:height="2.1cm" svg:x="13.265cm" svg:y="21.6cm">
          <text:p text:style-name="P1">Arrival_ti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2" draw:layer="layout" svg:width="4.814cm" svg:height="1.7cm" svg:x="3.286cm" svg:y="15.4cm">
          <text:p text:style-name="P2"><text:span text:style-name="T1">Flight_no.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draw:layer="layout" svg:x1="11.217cm" svg:y1="17.6cm" svg:x2="8cm" svg:y2="16.5cm">
          <text:p/>
        </draw:line>
        <draw:line draw:style-name="gr6" draw:text-style-name="P3" draw:layer="layout" svg:x1="16.031cm" svg:y1="17.6cm" svg:x2="20.159cm" svg:y2="19.2cm">
          <text:p/>
        </draw:line>
        <draw:line draw:style-name="gr6" draw:text-style-name="P3" draw:layer="layout" svg:x1="10.9cm" svg:y1="17.9cm" svg:x2="7.8cm" svg:y2="18.4cm">
          <text:p/>
        </draw:line>
        <draw:line draw:style-name="gr6" draw:text-style-name="P3" draw:layer="layout" svg:x1="14.944cm" svg:y1="18.4cm" svg:x2="15.85cm" svg:y2="21.7cm">
          <text:p/>
        </draw:line>
        <draw:custom-shape draw:style-name="gr15" draw:text-style-name="P1" draw:layer="layout" svg:width="5.448cm" svg:height="2cm" svg:x="6.812cm" svg:y="21.6cm">
          <text:p text:style-name="P1">Pric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xml:id="id1" draw:id="id1" draw:layer="layout" svg:x1="13.696cm" svg:y1="18.5cm" svg:x2="10.105cm" svg:y2="21.6cm">
          <text:p/>
        </draw:line>
        <draw:custom-shape draw:style-name="gr16" draw:text-style-name="P1" draw:layer="layout" svg:width="5.601cm" svg:height="2.3cm" svg:x="34.81cm" svg:y="11.1cm">
          <text:p text:style-name="P1">Ticke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4.989cm" svg:y1="8.4cm" svg:x2="19.442cm" svg:y2="11.4cm">
          <text:p/>
        </draw:line>
        <draw:custom-shape draw:style-name="gr17" draw:text-style-name="P1" draw:layer="layout" svg:width="5.602cm" svg:height="2.8cm" svg:x="18.148cm" svg:y="10.7cm">
          <text:p text:style-name="P1">paymen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6" draw:text-style-name="P3" draw:layer="layout" svg:x1="23.599cm" svg:y1="12.2cm" svg:x2="34.96cm" svg:y2="12.2cm">
          <text:p/>
        </draw:line>
        <draw:custom-shape draw:style-name="gr18" draw:text-style-name="P2" draw:layer="layout" svg:width="7.47cm" svg:height="2.4cm" svg:x="33.66cm" svg:y="6.3cm">
          <text:p text:style-name="P2"><text:span text:style-name="T1">Ticket_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6.32cm" svg:height="2.2cm" svg:x="44.72cm" svg:y="11.2cm">
          <text:p text:style-name="P1">Booking_St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draw:layer="layout" svg:x1="37.467cm" svg:y1="11.201cm" svg:x2="37.467cm" svg:y2="8.699cm">
          <text:p/>
        </draw:line>
        <draw:line draw:style-name="gr6" draw:text-style-name="P3" draw:layer="layout" svg:x1="40.411cm" svg:y1="12.3cm" svg:x2="44.864cm" svg:y2="12.3cm">
          <text:p/>
        </draw:line>
        <draw:custom-shape draw:style-name="gr20" draw:text-style-name="P1" draw:layer="layout" svg:width="6.751cm" svg:height="3.2cm" svg:x="27.197cm" svg:y="16.2cm">
          <text:p text:style-name="P1">Driven_By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6" draw:text-style-name="P3" draw:layer="layout" svg:x1="16.138cm" svg:y1="17.7cm" svg:x2="27.341cm" svg:y2="17.8cm">
          <text:p/>
        </draw:line>
        <draw:line draw:style-name="gr6" draw:text-style-name="P3" draw:layer="layout" svg:x1="33.948cm" svg:y1="17.8cm" svg:x2="40.555cm" svg:y2="17.8cm">
          <text:p/>
        </draw:line>
        <draw:custom-shape draw:style-name="gr21" draw:text-style-name="P1" draw:layer="layout" svg:width="5.601cm" svg:height="2cm" svg:x="40.555cm" svg:y="17cm">
          <text:p text:style-name="P1">Pil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5.315cm" svg:height="1.9cm" svg:x="48.885cm" svg:y="17.1cm">
          <text:p text:style-name="P2"><text:span text:style-name="T1">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" draw:layer="layout" svg:width="6.75cm" svg:height="2.4cm" svg:x="39.837cm" svg:y="21.6cm">
          <text:p text:style-name="P1">Total_flying_</text:p>
          <text:p text:style-name="P1">hour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5.315cm" svg:height="1.9cm" svg:x="48.885cm" svg:y="21.6cm">
          <text:p text:style-name="P1">ag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draw:layer="layout" svg:x1="43.14cm" svg:y1="18.9cm" svg:x2="43.14cm" svg:y2="21.7cm">
          <text:p/>
        </draw:line>
        <draw:line draw:style-name="gr6" draw:text-style-name="P3" draw:layer="layout" svg:x1="46.013cm" svg:y1="18.1cm" svg:x2="48.886cm" svg:y2="18.1cm">
          <text:p/>
        </draw:line>
        <draw:line draw:style-name="gr6" draw:text-style-name="P3" draw:layer="layout" svg:x1="46.013cm" svg:y1="19cm" svg:x2="50.466cm" svg:y2="21.8cm">
          <text:p/>
        </draw:line>
        <draw:line draw:style-name="gr25" draw:text-style-name="P3" draw:layer="layout" svg:x1="40.555cm" svg:y1="11.2cm" svg:x2="45.869cm" svg:y2="8.7cm">
          <text:p/>
        </draw:line>
        <draw:custom-shape draw:style-name="gr26" draw:text-style-name="P5" draw:layer="layout" svg:width="7.469cm" svg:height="2.4cm" svg:x="45.151cm" svg:y="6.8cm">
          <text:p text:style-name="P5"><text:span text:style-name="T2">Clas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4" draw:layer="layout" svg:width="5.602cm" svg:height="2.3cm" svg:x="16.712cm" svg:y="2.4cm">
          <text:p text:style-name="P4">mobile_no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799.5715305879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25" draw:text-style-name="P3" draw:layer="layout" svg:x1="50.178cm" svg:y1="6.9cm" svg:x2="50.896cm" svg:y2="4.7cm">
          <text:p/>
        </draw:line>
        <draw:custom-shape draw:style-name="gr28" draw:text-style-name="P1" draw:layer="layout" svg:width="1.724cm" svg:height="1.1cm" svg:x="50.178cm" svg:y="3.8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draw:layer="layout" svg:x1="50.178cm" svg:y1="4cm" svg:x2="47.449cm" svg:y2="3cm">
          <text:p/>
        </draw:line>
        <draw:line draw:style-name="gr6" draw:text-style-name="P3" draw:layer="layout" svg:x1="51.758cm" svg:y1="4cm" svg:x2="53.482cm" svg:y2="2.8cm">
          <text:p/>
        </draw:line>
        <draw:custom-shape draw:style-name="gr29" draw:text-style-name="P1" draw:layer="layout" svg:width="3.2cm" svg:height="1.6cm" svg:x="44.5cm" svg:y="2cm">
          <text:p text:style-name="P1">Busines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" draw:layer="layout" svg:width="3.3cm" svg:height="1.3cm" svg:x="52.1cm" svg:y="1.5cm">
          <text:p text:style-name="P1">Econo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4.127cm" svg:y1="18.5cm" svg:x2="12.116cm" svg:y2="24.4cm">
          <text:p/>
        </draw:line>
        <draw:custom-shape draw:style-name="gr31" draw:text-style-name="P6" draw:layer="layout" svg:width="8.762cm" svg:height="2.1cm" svg:x="7.95cm" svg:y="24.4cm">
          <text:p text:style-name="P6">Flying_statu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2" draw:text-style-name="P7" draw:layer="layout" svg:width="6.032cm" svg:height="2.1cm" svg:x="19.729cm" svg:y="24.3cm">
          <text:p text:style-name="P7">Flight_no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3" draw:text-style-name="P3" draw:layer="layout" svg:x1="16.712cm" svg:y1="25.5cm" svg:x2="20.016cm" svg:y2="25.5cm">
          <text:p/>
        </draw:line>
        <draw:custom-shape draw:style-name="gr34" draw:text-style-name="P7" draw:layer="layout" svg:width="4.739cm" svg:height="2.5cm" svg:x="28.7cm" svg:y="22.6cm">
          <text:p text:style-name="P7">Is </text:p>
          <text:p text:style-name="P7">a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3" draw:layer="layout" svg:x1="15.994cm" svg:y1="18.5cm" svg:x2="29.783cm" svg:y2="24.3cm">
          <text:p/>
        </draw:line>
        <draw:line draw:style-name="gr6" draw:text-style-name="P3" draw:layer="layout" svg:x1="30.07cm" svg:y1="25.1cm" svg:x2="28.634cm" svg:y2="27.3cm">
          <text:p/>
        </draw:line>
        <draw:line draw:style-name="gr6" draw:text-style-name="P3" draw:layer="layout" svg:x1="32.512cm" svg:y1="25cm" svg:x2="34.523cm" svg:y2="27.3cm">
          <text:p/>
        </draw:line>
        <draw:custom-shape draw:style-name="gr35" draw:text-style-name="P7" draw:layer="layout" svg:width="5.889cm" svg:height="1.9cm" svg:x="25.473cm" svg:y="27.3cm">
          <text:p text:style-name="P7">Internationa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7" draw:layer="layout" svg:width="6.607cm" svg:height="2cm" svg:x="32.368cm" svg:y="27.2cm">
          <text:p text:style-name="P7">Domesti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3" draw:layer="layout" draw:type="curve" draw:line-skew="2.545cm" svg:x1="11.9cm" svg:y1="18.5cm" svg:x2="2.058cm" svg:y2="28.075cm" draw:start-shape="id1" draw:start-glue-point="0" svg:d="M11900 18500c0 3066-9842-1721-9842 9575" svg:viewBox="0 0 9843 9576">
          <text:p/>
        </draw:connector>
        <draw:custom-shape draw:style-name="gr37" draw:text-style-name="P8" draw:layer="layout" svg:width="5cm" svg:height="3.1cm" svg:x="1.3cm" svg:y="27.9cm">
          <text:p text:style-name="P7"><text:span text:style-name="T3">AirLines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557cm" svg:y1="31.001cm" svg:x2="3.444cm" svg:y2="35.199cm">
          <text:p/>
        </draw:line>
        <draw:custom-shape draw:style-name="gr38" draw:text-style-name="P9" draw:layer="layout" svg:width="5.3cm" svg:height="2.6cm" svg:x="1.2cm" svg:y="35.1cm">
          <text:p text:style-name="P7"><text:span text:style-name="T1">AL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3.4cm" svg:height="3.2cm" svg:x="0.8cm" svg:y="23.1cm">
          <text:p text:style-name="P7">Owned</text:p>
          <text:p text:style-name="P7">B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0" draw:text-style-name="P3" draw:layer="layout" svg:x1="15.6cm" svg:y1="16.8cm" svg:x2="56.6cm" svg:y2="14.2cm">
          <text:p/>
        </draw:line>
        <draw:line draw:style-name="gr6" draw:text-style-name="P3" draw:layer="layout" svg:x1="56.5cm" svg:y1="14.3cm" svg:x2="56.4cm" svg:y2="31.4cm">
          <text:p/>
        </draw:line>
        <draw:custom-shape draw:style-name="gr41" draw:text-style-name="P7" draw:layer="layout" svg:width="4.1cm" svg:height="4.2cm" svg:x="54.3cm" svg:y="21.5cm">
          <text:p text:style-name="P7">Managed</text:p>
          <text:p text:style-name="P7">B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7" draw:layer="layout" svg:width="7.7cm" svg:height="4cm" svg:x="50.7cm" svg:y="31.3cm">
          <text:p text:style-name="P7"><text:span text:style-name="T4">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04cm" svg:height="1.9cm" svg:x="42.6cm" svg:y="32.6cm">
          <text:p text:style-name="P1">n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5.227cm" svg:height="1.5cm" svg:x="41.673cm" svg:y="36.9cm">
          <text:p text:style-name="P2"><text:span text:style-name="T1">cust_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4.659cm" svg:height="1.9cm" svg:x="46.1cm" svg:y="38.6cm">
          <text:p text:style-name="P1">emai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5.745cm" svg:height="1.6cm" svg:x="52.6cm" svg:y="38.2cm">
          <text:p text:style-name="P1">passwor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draw:layer="layout" svg:x1="55.5cm" svg:y1="35.3cm" svg:x2="55.4cm" svg:y2="38.1cm">
          <text:p/>
        </draw:line>
        <draw:line draw:style-name="gr6" draw:text-style-name="P3" draw:layer="layout" svg:x1="50.801cm" svg:y1="33.463cm" svg:x2="47.001cm" svg:y2="33.663cm">
          <text:p/>
        </draw:line>
        <draw:line draw:style-name="gr6" draw:text-style-name="P3" draw:layer="layout" svg:x1="51.8cm" svg:y1="35.4cm" svg:x2="48.9cm" svg:y2="38.6cm">
          <text:p/>
        </draw:line>
        <draw:line draw:style-name="gr6" draw:text-style-name="P3" draw:layer="layout" svg:x1="50.9cm" svg:y1="34.8cm" svg:x2="45.9cm" svg:y2="3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4T09:24:16.557848373</meta:creation-date>
    <dc:date>2024-01-31T10:51:54.997264358</dc:date>
    <meta:editing-duration>PT6M56S</meta:editing-duration>
    <meta:editing-cycles>2</meta:editing-cycles>
    <meta:generator>LibreOffice/6.4.7.2$Linux_X86_64 LibreOffice_project/40$Build-2</meta:generator>
    <meta:document-statistic meta:object-count="80"/>
  </office:meta>
</office:document-meta>
</file>